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c92" officeooo:paragraph-rsid="00159c92"/>
    </style:style>
    <style:style style:name="P2" style:family="paragraph" style:parent-style-name="Standard">
      <style:text-properties officeooo:rsid="00159c92" officeooo:paragraph-rsid="001783ac"/>
    </style:style>
    <style:style style:name="P3" style:family="paragraph" style:parent-style-name="Standard">
      <style:text-properties officeooo:rsid="001783ac" officeooo:paragraph-rsid="001783ac"/>
    </style:style>
    <style:style style:name="P4" style:family="paragraph" style:parent-style-name="Standard">
      <style:text-properties officeooo:rsid="0018bc4e" officeooo:paragraph-rsid="0018bc4e"/>
    </style:style>
    <style:style style:name="T1" style:family="text">
      <style:text-properties officeooo:rsid="00159c92"/>
    </style:style>
    <style:style style:name="T2" style:family="text">
      <style:text-properties officeooo:rsid="001783ac"/>
    </style:style>
    <style:style style:name="T3" style:family="text">
      <style:text-properties officeooo:rsid="0018bc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a)</text:p>
      <text:p text:style-name="P1"><text:s/>lost revenue (L.R.) é a diferença das áreas do quadrados</text:p>
      <text:p text:style-name="P1"/>
      <text:p text:style-name="P1">L.R = (3*15/2) – ((15 – d)*h/2) <text:s/>para um L.R = 2 <text:s/>=&gt; h = 41/(15-d)</text:p>
      <text:p text:style-name="P1"/>
      <text:p text:style-name="P1">A equação da reta do lado direito do triângulo é: y = -(6/15) * x + 6</text:p>
      <text:p text:style-name="P1"/>
      <text:p text:style-name="P1">A equação da reta que começa em d e tem o mesmo declive que a aresta esquerda do triangulo é dada por : y = (6/15) * x + b. <text:s text:c="3"/>Substituindo o ponto (d,0) <text:s/>=&gt; b = (- 6/15) * d. ficando a equação da reta : y= <text:s text:c="3"/>(6/15) * x + (- 6/15) * d.</text:p>
      <text:p text:style-name="P1"/>
      <text:p text:style-name="P1">Estas retas encontram se em h (pico de revenue para um delay de d), igualando as expressões chga -se a M = (d+15)/2, sendo M o valor em x para h. Assim, substituindo M numa das equecões acima:</text:p>
      <text:p text:style-name="P1"/>
      <text:p text:style-name="P1">h = -(6/15) * ((d+15)/2) <text:s/>+ 6.</text:p>
      <text:p text:style-name="P1"/>
      <text:p text:style-name="P1">juntamente com a equção calculada a partir do L.R obtem se um sistema de equações que quando resolvido tem duas soluções. Numa delas <text:span text:style-name="T2">h é negativo, logo essa solução não faz sentido, a outra é:</text:span></text:p>
      <text:p text:style-name="P1"/>
      <text:p text:style-name="P3">d <text:s/>~ 0,68 meses</text:p>
      <text:p text:style-name="P3">h ~ 2,86 M$/mês</text:p>
      <text:p text:style-name="P3"/>
      <text:p text:style-name="P3">logo para um L.R. máximo de 2M$ o delay não pode ser superior a 0,68 mêses.</text:p>
      <text:p text:style-name="P1"><text:s text:c="2"/></text:p>
      <text:p text:style-name="P1"/>
      <text:p text:style-name="P3">b)</text:p>
      <text:p text:style-name="P3"/>
      <text:p text:style-name="P3">P.M = 0.25 = profit / vendas (para d = 1)</text:p>
      <text:p text:style-name="P3"/>
      <text:p text:style-name="P3">há que calcular o h para um delay = 1</text:p>
      <text:p text:style-name="P3"/>
      <text:p text:style-name="P2">A equação da reta do lado direito do triângulo é: y = -(6/15) * x + 6</text:p>
      <text:p text:style-name="P2"/>
      <text:p text:style-name="P3">A equação da reta que começa em d e passa em h é : y = <text:s/><text:span text:style-name="T1">(6/15) * x + (- 6/15)</text:span></text:p>
      <text:p text:style-name="P3"/>
      <text:p text:style-name="P3">igualando as duas expressões h = 2.8M$/mês</text:p>
      <text:p text:style-name="P3"/>
      <text:p text:style-name="P3">vendas = ((15-1)*2,8)/2 = 19.6M$</text:p>
      <text:p text:style-name="P3"/>
      <text:p text:style-name="P3">profit = vendas -(NRE – UC*volume) = <text:span text:style-name="T3">9.6 – NRE <text:s/>(em M$)</text:span></text:p>
      <text:p text:style-name="P3"/>
      <text:p text:style-name="P4">para um PM de 25 % implica que NRE = 4,7M$</text:p>
      <text:p text:style-name="P4"/>
      <text:p text:style-name="P4">c.</text:p>
      <text:p text:style-name="P4">Para um volume tao elevado e para um algoritomo de baixa complexidade, é preferivel desenvolver um hardware personalizado. Ao comprar um GPP iria se estar a pagar features que não são utilizadas bem como a ser mesos eficiente de um ponto de vista energético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2T20:17:13.551237699</meta:creation-date>
    <dc:date>2019-11-12T20:44:04.539383442</dc:date>
    <meta:editing-duration>PT5M30S</meta:editing-duration>
    <meta:editing-cycles>1</meta:editing-cycles>
    <meta:document-statistic meta:table-count="0" meta:image-count="0" meta:object-count="0" meta:page-count="1" meta:paragraph-count="24" meta:word-count="342" meta:character-count="1610" meta:non-whitespace-character-count="1270"/>
    <meta:generator>LibreOffice/6.3.2.2$Linux_X86_64 LibreOffice_project/30$Build-2</meta:generator>
  </office:meta>
</office:document-meta>
</file>